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E000000756DCF171BE21BAC71.png" manifest:media-type="image/png"/>
  <manifest:file-entry manifest:full-path="Pictures/100000010000015A000000755D04D1CBA9CBBD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b2b2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666666" draw:fill-color="#b2b2b2" draw:textarea-horizontal-align="justify" draw:textarea-vertical-align="middle" draw:auto-grow-height="false" fo:min-height="0.552cm" fo:min-width="1.95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2" draw:name="Form 1" draw:style-name="gr1" draw:text-style-name="P1" svg:width="2.229cm" svg:height="1.103cm" svg:x="10.753cm" svg:y="2.72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Bild1" text:anchor-type="char" svg:x="0.852cm" svg:y="1.653cm" svg:width="9.155cm" svg:height="3.096cm" draw:z-index="0"><draw:image xlink:href="Pictures/100000010000015A000000755D04D1CBA9CBBDEB.png" xlink:type="simple" xlink:show="embed" xlink:actuate="onLoad" draw:mime-type="image/png"/></draw:frame><draw:frame draw:style-name="fr1" draw:name="Bild2" text:anchor-type="char" svg:x="13.672cm" svg:y="1.653cm" svg:width="11.377cm" svg:height="3.096cm" draw:z-index="1"><draw:image xlink:href="Pictures/10000001000001AE000000756DCF171BE21BAC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22:18.228755950</meta:creation-date>
    <dc:date>2022-01-26T15:17:41.985207380</dc:date>
    <meta:editing-duration>PT3M3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2.5.2.0$Linux_X86_64 LibreOffice_project/42278cca071176e34782971eb1da0150294081eb</meta:generator>
  </office:meta>
</office:document-meta>
</file>